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000000" style:font-name="apple-system" fo:font-size="13.5pt" fo:letter-spacing="normal" fo:font-style="normal" fo:font-weight="normal"/>
    </style:style>
    <style:style style:name="P3" style:family="paragraph" style:parent-style-name="Text_20_body">
      <style:text-properties fo:font-variant="normal" fo:text-transform="none" fo:color="#000000" style:font-name="apple-system" fo:font-size="13.5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5" style:family="paragraph" style:parent-style-name="Text_20_body" style:list-style-name="L1">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6" style:family="paragraph" style:parent-style-name="Text_20_body" style:list-style-name="L2">
      <style:paragraph-properties fo:margin-left="0cm" fo:margin-right="0cm" fo:orphans="2" fo:widows="2" fo:text-indent="0cm" style:auto-text-indent="false"/>
      <style:text-properties fo:font-variant="normal" fo:text-transform="none" fo:color="#000000" style:font-name="apple-system" fo:font-size="13.5pt" fo:letter-spacing="normal" fo:font-style="normal" fo:font-weight="normal"/>
    </style:style>
    <style:style style:name="P7" style:family="paragraph" style:parent-style-name="Heading_20_1">
      <style:paragraph-properties fo:break-before="page"/>
      <style:text-properties fo:font-variant="normal" fo:text-transform="none" fo:color="#000000" style:font-name="var wp--preset--font-family--source-serif-pro" fo:font-size="13.5pt" fo:letter-spacing="normal" fo:font-style="normal" style:text-underline-style="solid" style:text-underline-width="auto" style:text-underline-color="font-color" fo:font-weight="normal"/>
    </style:style>
    <style:style style:name="T1" style:family="text">
      <style:text-properties fo:font-variant="normal" fo:text-transform="none" fo:color="#000000" style:font-name="apple-system" fo:font-size="13.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udoku Algorithm Part 1 Creating a completed puzzle </text:span></text:p>
      <text:p text:style-name="Standard"><text:span text:style-name="T1"/></text:p>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Standard"/>
      <text:h text:style-name="P7" text:outline-level="1">Sudoku Algorithm Part 2 Removing numbers from the board</text:h>
      <text:p text:style-name="P3"/>
      <text:p text:style-name="P2">To create a Sudoku puzzle we now must carefully remove numbers from the Sudoku board so there can be only one possible solution. We can’t just remove any number. Each time we remove a number we will need to verify that the board can be solved. To prove this, we will need to try and solve the Sudoku puzzle each time we remove a number using the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4"/>
      <text:p text:style-name="P4">We need to write a Sudoku solving algorithm with the ability to try all the methods (ns,hs,np,ir,xw,yw).</text:p>
      <text:p text:style-name="P4"/>
      <text:p text:style-name="P4">My Sudoku solving algorithm uses a while loop:<text:line-break/>while ( ($blanksquaresleft == 1) and ($solvable == 1) ) {keep randomly blanking cells and try to solve the Sudoku grid}<text:line-break/>If, after removing a cell number, we can solve the Sudoku grid, return a success code. $solvable == 1</text:p>
      <text:p text:style-name="P4">The $solvable variable is set to 1 if we have at least filled in one blank square during the last loop. This at least gives us the hope that this 9 x 9 grid is solvable. If, during the previous loop, we did not fill in any blank squares, this Sudoku grid is not solvable, so quit and return our failure.</text:p>
      <text:p text:style-name="P4">$LpNS, $LpHS, etc are return variables indicating that we filled in $LpNS number of cells for that type of Sudoku fill algorithm NS.<text:line-break/>if ( ($LpNS &gt; 0) or ($LpHS &gt; 0) ) {$solvable = 1} #still might be solvable! keep going<text:line-break/>else {$solvable = 0} #our algorithm might not be able to solve this board! Set a failure code.</text:p>
      <text:p text:style-name="P4">We loop until we cannot fill in another cell or we complete the Sudoku puzzle.<text:line-break/>If we cannot fill in a cell, we return a fail condition, replace the number in the last random cell we tried to remove, and remove another number from a randomly selected cell.</text:p>
      <text:p text:style-name="P4"><text:line-break/>If we finally fill in all the Sudoku cells we return successfully and try to remove yet another random cell from the Sudoku board and try and solve that board.</text:p>
      <text:p text:style-name="P4"><text:soft-page-break/>My breakout condition for the Sudoku number removal loop, is set by a time limit. My code is sufficiently fast that 5 seconds is plenty to get the Suduku board down to 25 visible numbers.</text:p>
      <text:p text:style-name="P4">The next part we need to code are the algorithms to actually fill in the blank squares. See the next article.</text:p>
      <text:p text:style-name="Standard"/>
      <text:h text:style-name="P7" text:outline-level="1">Sudoku Algorithm Part 3 The Seven Basic Ways of Solving Sudoku Strategies</text:h>
      <text:p text:style-name="P3"/>
      <text:p text:style-name="P3">To my knowledge, there are 7 basic methods to try and solve Sudoku puzzles. Naked Singles (NS), Hidden Singles (HS), Naked Pairs (NP), Hidden Pairs (HP), Intersection Removal (IR), X-Wing (XW), and Y-Wing (YW).</text:p>
      <text:p text:style-name="P4">Naked Singles (NS): Naked Singles routine iterates through all the empty squares on the board, calculating the possible values in each cell based on Sudoku’s rules. When we find a cell with a single possibility we fill in the Sudoku cell with that value. Then we remove that possibility from all the cells in the affected column, row and square regions. We run this routine first as all the ones below rely on the cell’s update possibility lists. For example row 1, first cell only has one possibility of 5. So row 1 cell 1 must be 5.</text:p>
      <text:p text:style-name="P4">Hidden Singles (HS): Hidden Singles scan each row, column and 3 x 3 square for the “number of possibilities” (not the possibilities) for each number ranging from one to nine. When it finds a cell containing a possibility of a number that appears only once in a row, column or 3 x 3 square, we fill in the Sudoku board with that value. Then we remove that possibility from the affected column, row and 3 x 3 square regions. For example, row one cell one contains possibility 2,5,8 but no other cell in row 1, column 1 or square 1 contains a 5 for a possibility. So cell 1 in row 1 must be 5.</text:p>
      <text:p text:style-name="P4">Naked Pairs (NP):</text:p>
      <text:p text:style-name="P4">The first version of Naked Pairs searches each region (row, column and 3 x 3 square) for two possibility values that occur only twice in, and share two cells, which may or may not contain other possibilities. Because they occur<text:line-break/>only in these two cells, one of them must go in one cell and the other in the second. Therefore, any other values in these two cells may be eliminated.</text:p>
      <text:p text:style-name="P4">The second version scans each region (row, column and 3 x 3 square) for two cells, each containing ONLY the same two possibilities. Because one of these values must occur in each of the two cells, they cannot occur anywhere else in that region, and may be eliminated from the lists of possibilities for every other cell in the region.</text:p>
      <text:p text:style-name="P4">Hidden Pairs (HP):</text:p>
      <text:p text:style-name="P4">Hidden Pairs are taken care of by the combination of Naked Singles and Hidden Singles algorithms.</text:p>
      <text:p text:style-name="P4">Intersection Removal (IR):</text:p>
      <text:p text:style-name="P4"><text:soft-page-break/>If exactly two or three possibilities exist for a single number in a 3 x 3 box and they are restricted to one row or column, their values may be eliminated from the rest of the row or column. The case of one possibility is covered by HS above.</text:p>
      <text:p text:style-name="P4">If exactly two or three possibilities exist for a single number in a row or column and it is bound by a 3 x 3 box, the number can be eliminated from the rest of the box. The case of one possibility is covered by HS above.</text:p>
      <text:p text:style-name="P4">X-Wing (XW):</text:p>
      <text:p text:style-name="P4">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4">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4">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1M19S</meta:editing-duration>
    <meta:editing-cycles>9</meta:editing-cycles>
    <meta:generator>OpenOffice/4.1.10$Win32 OpenOffice.org_project/4110m2$Build-9807</meta:generator>
    <dc:date>2023-10-01T11:33:24.97</dc:date>
    <dc:creator>Vince Pelss</dc:creator>
    <meta:document-statistic meta:table-count="0" meta:image-count="0" meta:object-count="0" meta:page-count="6" meta:paragraph-count="42" meta:word-count="1573" meta:character-count="8440"/>
    <meta:user-defined meta:name="Info 1"/>
    <meta:user-defined meta:name="Info 2"/>
    <meta:user-defined meta:name="Info 3"/>
    <meta:user-defined meta:name="Info 4"/>
  </office:meta>
</office:document-meta>
</file>